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799" officeooo:paragraph-rsid="000e6799"/>
    </style:style>
    <style:style style:name="P2" style:family="paragraph" style:parent-style-name="Standard">
      <style:text-properties fo:font-weight="bold" officeooo:rsid="00153d53" officeooo:paragraph-rsid="00153d53" style:font-weight-asian="bold" style:font-weight-complex="bold"/>
    </style:style>
    <style:style style:name="P3" style:family="paragraph" style:parent-style-name="Standard">
      <style:text-properties fo:font-weight="bold" officeooo:rsid="0015af85" officeooo:paragraph-rsid="0015af85" style:font-weight-asian="bold" style:font-weight-complex="bold"/>
    </style:style>
    <style:style style:name="P4" style:family="paragraph" style:parent-style-name="Standard">
      <style:text-properties fo:font-weight="bold" officeooo:rsid="00163505" officeooo:paragraph-rsid="00163505" style:font-weight-asian="bold" style:font-weight-complex="bold"/>
    </style:style>
    <style:style style:name="P5" style:family="paragraph" style:parent-style-name="Standard">
      <style:text-properties fo:font-weight="bold" officeooo:rsid="00163505" officeooo:paragraph-rsid="00240fcc" style:font-weight-asian="bold" style:font-weight-complex="bold"/>
    </style:style>
    <style:style style:name="P6" style:family="paragraph" style:parent-style-name="Standard">
      <style:text-properties fo:font-weight="bold" officeooo:rsid="0018e7d8" officeooo:paragraph-rsid="0018e7d8" style:font-weight-asian="bold" style:font-weight-complex="bold"/>
    </style:style>
    <style:style style:name="P7" style:family="paragraph" style:parent-style-name="Standard">
      <style:text-properties fo:font-weight="bold" officeooo:paragraph-rsid="002544b5"/>
    </style:style>
    <style:style style:name="P8" style:family="paragraph" style:parent-style-name="Standard">
      <style:text-properties fo:font-size="15pt" fo:font-weight="bold" officeooo:rsid="000e6799" officeooo:paragraph-rsid="000e6799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104708" officeooo:paragraph-rsid="00104708"/>
    </style:style>
    <style:style style:name="P10" style:family="paragraph" style:parent-style-name="Standard">
      <style:text-properties officeooo:rsid="0010b040" officeooo:paragraph-rsid="0010b040"/>
    </style:style>
    <style:style style:name="P11" style:family="paragraph" style:parent-style-name="Standard">
      <style:text-properties officeooo:rsid="0010b040" officeooo:paragraph-rsid="0010f7cd"/>
    </style:style>
    <style:style style:name="P12" style:family="paragraph" style:parent-style-name="Standard">
      <style:text-properties officeooo:rsid="0010b040" officeooo:paragraph-rsid="0013ae1b"/>
    </style:style>
    <style:style style:name="P13" style:family="paragraph" style:parent-style-name="Standard">
      <style:text-properties officeooo:rsid="001bcab8" officeooo:paragraph-rsid="001bcab8"/>
    </style:style>
    <style:style style:name="P14" style:family="paragraph" style:parent-style-name="Standard">
      <style:text-properties officeooo:paragraph-rsid="0015af85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Preformatted_20_Text">
      <style:text-properties fo:font-weight="bold" officeooo:paragraph-rsid="002544b5"/>
    </style:style>
    <style:style style:name="T1" style:family="text">
      <style:text-properties officeooo:rsid="0010b040"/>
    </style:style>
    <style:style style:name="T2" style:family="text">
      <style:text-properties fo:font-weight="normal" officeooo:rsid="0010b040" style:font-weight-asian="normal" style:font-weight-complex="normal"/>
    </style:style>
    <style:style style:name="T3" style:family="text">
      <style:text-properties fo:font-weight="normal" officeooo:rsid="00224225" style:font-weight-asian="normal" style:font-weight-complex="normal"/>
    </style:style>
    <style:style style:name="T4" style:family="text">
      <style:text-properties fo:font-weight="normal" officeooo:rsid="00238444" style:font-weight-asian="normal" style:font-weight-complex="normal"/>
    </style:style>
    <style:style style:name="T5" style:family="text">
      <style:text-properties fo:font-weight="normal" officeooo:rsid="00240fcc" style:font-weight-asian="normal" style:font-weight-complex="normal"/>
    </style:style>
    <style:style style:name="T6" style:family="text">
      <style:text-properties fo:font-weight="normal" officeooo:rsid="002544b5" style:font-weight-asian="normal" style:font-weight-complex="normal"/>
    </style:style>
    <style:style style:name="T7" style:family="text">
      <style:text-properties fo:font-weight="normal" officeooo:rsid="0026d7a9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3d53" style:font-weight-asian="bold" style:font-weight-complex="bold"/>
    </style:style>
    <style:style style:name="T10" style:family="text">
      <style:text-properties fo:font-weight="bold" officeooo:rsid="0010b040" style:font-weight-asian="bold" style:font-weight-complex="bold"/>
    </style:style>
    <style:style style:name="T11" style:family="text">
      <style:text-properties officeooo:rsid="00229920"/>
    </style:style>
    <style:style style:name="T1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13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variant="normal" fo:text-transform="none" style:font-name="Consolas" fo:font-size="9.75pt" fo:letter-spacing="normal" fo:font-style="normal" fo:font-weight="normal" fo:background-color="#eff0f1" loext:char-shading-value="0" fo:padding="0cm" fo:border="none"/>
    </style:style>
    <style:style style:name="T15" style:family="text">
      <style:text-properties fo:font-variant="normal" fo:text-transform="none" fo:color="#009900" style:font-name="Consolas" fo:font-size="9.75pt" fo:letter-spacing="normal" fo:font-style="normal" fo:font-weight="normal" fo:background-color="#eff0f1" loext:char-shading-value="0" fo:padding="0cm" fo:border="none"/>
    </style:style>
    <style:style style:name="T16" style:family="text">
      <style:text-properties officeooo:rsid="001bcab8" style:font-weight-asian="bold" style:font-weight-complex="bold"/>
    </style:style>
    <style:style style:name="T17" style:family="text">
      <style:text-properties officeooo:rsid="0010b040" style:font-weight-asian="bold" style:font-weight-complex="bold"/>
    </style:style>
    <style:style style:name="T18" style:family="text">
      <style:text-properties officeooo:rsid="002544b5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42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DdeLink__1_945158272"/>Hibernate Configuration file Description<text:bookmark-end text:name="__DdeLink__1_945158272"/>: </text:p>
      <text:p text:style-name="P1"/>
      <text:p text:style-name="P9">Structure of hibernate.cfg.xml file: </text:p>
      <text:p text:style-name="P9"/>
      <text:p text:style-name="P10">&lt;hibernate-configuration&gt;</text:p>
      <text:p text:style-name="P10"><text:s text:c="2"/>&lt;session-factory&gt;</text:p>
      <text:p text:style-name="P10"><text:s text:c="3"/><text:tab/> &lt;property name="dialect"&gt;org.hibernate.dialect.MySQLDialect&lt;/property&gt;</text:p>
      <text:p text:style-name="P10"><text:s text:c="4"/><text:tab/>&lt;property name="hbm2ddl.auto"&gt;update&lt;/property&gt;</text:p>
      <text:p text:style-name="P11"><text:s text:c="4"/><text:tab/>&lt;property name="connection.url"&gt;jdbc:mysql://localhost:3306/tms?<text:tab/><text:tab/><text:tab/><text:tab/><text:tab/><text:tab/>autoReconnect=true&amp;amp;useUnicode=true&amp;amp;characterEncoding=UTF-8</text:p>
      <text:p text:style-name="P11"><text:tab/>&lt;/property&gt;</text:p>
      <text:p text:style-name="P12"><text:tab/>&lt;property name="connection.driver_class"&gt;com.mysql.jdbc.Driver&lt;/property&gt;<text:tab/></text:p>
      <text:p text:style-name="P10"><text:s text:c="4"/><text:tab/>&lt;property name="connection.username"&gt;root&lt;/property&gt;</text:p>
      <text:p text:style-name="P10"><text:s text:c="3"/><text:tab/>&lt;property name="connection.password"&gt;root&lt;/property&gt;</text:p>
      <text:p text:style-name="P12"><text:s text:c="3"/><text:tab/> <text:s/>&lt;property name="show_sql"&gt;false&lt;/property&gt;</text:p>
      <text:p text:style-name="P10">&lt;/ session-factory&gt;</text:p>
      <text:p text:style-name="P10">&lt;/hibernate-configuration&gt;</text:p>
      <text:p text:style-name="P10"/>
      <text:p text:style-name="P2">Explaination: </text:p>
      <text:p text:style-name="P14"><text:span text:style-name="T9">1. </text:span><text:span text:style-name="T10">property name="dialect" <text:s/>: </text:span><text:span text:style-name="T3">T</text:span>he class name of a Hibernate <text:tab/><text:span text:style-name="Source_20_Text">org.hibernate.dialect.</text:span><text:span text:style-name="Source_20_Text"><text:span text:style-name="T8">Dialect</text:span></text:span> which allows Hibernate to generate SQL <text:tab/>optimized for a particular relational database. <text:s/><text:span text:style-name="T11">Hibernate doesn't know what kind of Driver <text:tab/>you are using, so with the help og Dialect class this will generate the appropriate query like <text:tab/>mysql, oracle, db2 etc.</text:span></text:p>
      <text:p text:style-name="P3">2. <text:span text:style-name="T1">property name="connection.url" : </text:span><text:span text:style-name="T4">Connerctio url is responsible to connect with the database <text:tab/><text:tab/><text:tab/>that are using. In this property, we should provide the JDBC url.</text:span></text:p>
      <text:p text:style-name="P3">3. <text:span text:style-name="T1">property name="connection.driver_class" : </text:span><text:span text:style-name="T5">The Driver class is work as workstation between <text:tab/><text:tab/>database and the application using an interface/pooling using connection URL.</text:span></text:p>
      <text:p text:style-name="P4">4. <text:span text:style-name="T1">property name="connection.username": </text:span><text:span text:style-name="T5">The username is the authenication to access the <text:tab/><text:tab/><text:tab/><text:tab/><text:tab/><text:tab/>database.</text:span></text:p>
      <text:p text:style-name="P5">5. <text:span text:style-name="T1">property name="connection.password":</text:span><text:span text:style-name="T5">The password <text:s/>is the authenication to access the database.</text:span></text:p>
      <text:p text:style-name="P6">6. <text:bookmark-start text:name="__DdeLink__15_945158272"/><text:span text:style-name="T1">property name="show_sql"</text:span><text:bookmark-end text:name="__DdeLink__15_945158272"/><text:span text:style-name="T1"> : </text:span><text:span text:style-name="T7">This will use to the show the apporpriate Query. This can <text:tab/><text:tab/>configure by appling true or false. If show_sql is true the SQL query will show up in <text:tab/>Console.</text:span></text:p>
      <text:p text:style-name="P7"><text:span text:style-name="T16">7. </text:span><text:span text:style-name="T17">property name="hbm2ddl.auto" : hbm2ddl</text:span><text:span text:style-name="T2"> </text:span><text:span text:style-name="T6">stands for </text:span><text:span text:style-name="T18">hibenrate mapping to data definition <text:tab/>Language</text:span><text:span text:style-name="T2">. </text:span><text:span text:style-name="T6">If this will auto, this will a</text:span><text:span text:style-name="T12">utomatically validates or exports schema DDL to the <text:tab/>database when the SessionFactory is created. With create-drop, the database schema <text:tab/>will be dropped when the SessionFactory is closed explicitly.</text:span></text:p>
      <text:p text:style-name="P7"><text:span text:style-name="T12"/></text:p>
      <text:p text:style-name="P17"><text:span text:style-name="Source_20_Text"><text:span text:style-name="T15"><text:tab/>validate | update | create | create-drop</text:span></text:span></text:p>
      <text:p text:style-name="P17"><text:span text:style-name="Source_20_Text"><text:span text:style-name="T15"><text:tab/></text:span></text:span></text:p>
      <text:list xml:id="list6835031548056609802" text:style-name="L1">
        <text:list-item>
          <text:p text:style-name="P16"><text:span text:style-name="T12">validate- existing schema</text:span></text:p>
        </text:list-item>
        <text:list-item>
          <text:p text:style-name="P15">update- only update your schema once created</text:p>
        </text:list-item>
        <text:list-item>
          <text:p text:style-name="P15">create- create schema every time</text:p>
        </text:list-item>
      </text:list>
      <text:p text:style-name="P7"><text:span text:style-name="T12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8:05:57.943523318</meta:creation-date>
    <dc:date>2016-09-28T18:27:53.533828182</dc:date>
    <meta:editing-duration>PT20M31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256" meta:character-count="2236" meta:non-whitespace-character-count="1940"/>
  </office:meta>
</office:document-meta>
</file>